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qa-title" text:outline-level="6">[[QA_TITLE]]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text-align="center" style:justify-single-word="false" fo:background-color="transparent" fo:padding="0in" fo:border="0.0008in solid #4c1900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transparent" fo:padding="0in" fo:border="0.0138in solid #996633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transparent" fo:padding="0in" fo:border="0.0138in solid #993366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799in" fo:text-indent="0in" style:auto-text-indent="false" fo:background-color="transparent" fo:padding="0in" fo:border="0.0346in solid #cc6633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0.0346in solid #00b8ff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transparent" fo:padding="0.0201in" fo:border="0.0008in solid #008000" style:shadow="none">
        <style:background-image/>
      </style:paragraph-properties>
      <style:text-properties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shok Hariharan</meta:initial-creator>
    <meta:creation-date>2007-09-25T13:16:02</meta:creation-date>
    <dc:creator>Ashok Hariharan</dc:creator>
    <dc:date>2007-09-25T13:19:03</dc:date>
    <dc:language>en-US</dc:language>
    <meta:editing-cycles>2</meta:editing-cycles>
    <meta:editing-duration>PT3M2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2" meta:word-count="4" meta:character-count="25"/>
  </office:meta>
</office:document-meta>
</file>